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0.766cm" fo:min-width="2.294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766cm" fo:min-width="2.294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66cm" fo:min-width="2.294cm"/>
    </style:style>
    <style:style style:name="gr7" style:family="graphic" style:parent-style-name="standard">
      <style:graphic-properties draw:fill-color="#00ff66"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fill-color="#00ff66" draw:textarea-horizontal-align="justify" draw:textarea-vertical-align="middle" draw:auto-grow-height="false" fo:min-height="1.528cm" fo:min-width="2.294cm"/>
    </style:style>
    <style:style style:name="gr9" style:family="graphic" style:parent-style-name="standard">
      <style:graphic-properties draw:fill-color="#ff6666"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fill-color="#ff6666" draw:textarea-horizontal-align="justify" draw:textarea-vertical-align="middle" draw:auto-grow-height="false" fo:min-height="2.036cm" fo:min-width="2.82cm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 fo:min-height="0.766cm" fo:min-width="2.294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0.766cm" fo:min-width="2.294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fill-color="#ff33ff" draw:textarea-horizontal-align="justify" draw:textarea-vertical-align="middle" draw:auto-grow-height="false" fo:min-height="1.117cm" fo:min-width="2.79cm"/>
    </style:style>
    <style:style style:name="gr16" style:family="graphic" style:parent-style-name="standard">
      <style:graphic-properties draw:fill-color="#ff99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4b1f6f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00cc33"/>
      <style:paragraph-properties fo:text-align="center"/>
      <style:text-properties style:text-underline-style="none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6666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99ffff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ff33ff"/>
      <style:paragraph-properties fo:text-align="center"/>
    </style:style>
    <style:style style:name="P15" style:family="paragraph">
      <loext:graphic-properties draw:fill-color="#ff99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1" draw:id="id2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https://github.com/ohanoch/cgv_game</text:p>
            <text:p><text:line-break/></text:p>
          </draw:text-box>
        </draw:frame>
        <anim:par presentation:node-type="timing-root">
          <anim:par smil:begin="id21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_alpha_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Internet Explorer, they love Internet Explorer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_alpha_’s imprisonment <text:span text:style-name="T1">_alpha_ and Walt Disney were lovers. </text:span><text:span text:style-name="T1">When Walt discovered _alpha_ killed Bambi’s mother it was too much for him, </text:span><text:span text:style-name="T1">he swore to never talk to _alpha_ again. </text:span></text:p>
                  </text:list-item>
                  <text:list-item>
                    <text:p><text:span text:style-name="T1">(Walt Disney was reincarnated as a centaurian after he was cryogenically </text:span><text:span text:style-name="T1">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</text:span><text:span text:style-name="T1">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always move forward on the z axis and will be able to strafe left, right, up and down</text:span></text:p>
              </text:list-item>
            </text:list>
          </draw:text-box>
        </draw:frame>
        <anim:par presentation:node-type="timing-root">
          <anim:par smil:begin="id2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4" xml:id="id1" draw:id="id1" draw:layer="layout" svg:width="2.794cm" svg:height="1.016cm" svg:x="11.43cm" svg:y="3.4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20" draw:id="id20" draw:layer="layout" svg:width="2.794cm" svg:height="1.016cm" svg:x="10.668cm" svg:y="10.1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xml:id="id13" draw:id="id13" draw:layer="layout" svg:width="2.794cm" svg:height="1.016cm" svg:x="13.832cm" svg:y="10.2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xml:id="id14" draw:id="id14" draw:layer="layout" svg:width="2.794cm" svg:height="1.016cm" svg:x="12.332cm" svg:y="12.2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15" draw:id="id15" draw:layer="layout" svg:width="2.794cm" svg:height="1.778cm" svg:x="16.14cm" svg:y="12.3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0" draw:id="id10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0" xml:id="id11" draw:id="id11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12" draw:id="id12" draw:layer="layout" svg:width="3.32cm" svg:height="2.286cm" svg:x="23.834cm" svg:y="12.0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8" draw:id="id8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9" draw:id="id9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1.43cm" svg:y1="3.972cm" svg:x2="5.528cm" svg:y2="4.665cm" draw:start-shape="id1" draw:start-glue-point="5" draw:end-shape="id2" draw:end-glue-point="4" svg:d="M11430 3972h-5902v693" svg:viewBox="0 0 5903 694">
          <text:p/>
        </draw:connector>
        <draw:connector draw:style-name="gr13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13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13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13" draw:text-style-name="P3" draw:layer="layout" svg:x1="12.827cm" svg:y1="4.48cm" svg:x2="8.617cm" svg:y2="9.366cm" draw:start-shape="id1" draw:start-glue-point="6" draw:end-shape="id5" svg:d="M12827 4480v2444h-4210v2442" svg:viewBox="0 0 4211 4887">
          <text:p/>
        </draw:connector>
        <draw:connector draw:style-name="gr13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13" draw:text-style-name="P3" draw:layer="layout" draw:line-skew="0.302cm" svg:x1="12.827cm" svg:y1="4.48cm" svg:x2="23.472cm" svg:y2="6.507cm" draw:start-shape="id1" draw:start-glue-point="6" draw:end-shape="id8" draw:end-glue-point="4" svg:d="M12827 4480v1316h10645v711" svg:viewBox="0 0 10646 2028">
          <text:p/>
        </draw:connector>
        <draw:connector draw:style-name="gr13" draw:text-style-name="P3" draw:layer="layout" svg:x1="23.472cm" svg:y1="7.523cm" svg:x2="23.472cm" svg:y2="8.007cm" draw:start-shape="id8" draw:start-glue-point="6" draw:end-shape="id9" draw:end-glue-point="4" svg:d="M23472 7523v484" svg:viewBox="0 0 1 485">
          <text:p/>
        </draw:connector>
        <draw:connector draw:style-name="gr13" draw:text-style-name="P3" draw:layer="layout" draw:line-skew="8cm" svg:x1="14.224cm" svg:y1="3.972cm" svg:x2="22.074cm" svg:y2="10.414cm" draw:start-shape="id1" draw:end-shape="id10" draw:end-glue-point="5" svg:d="M14224 3972h11926v6442h-4076" svg:viewBox="0 0 11927 6443">
          <text:p/>
        </draw:connector>
        <draw:connector draw:style-name="gr13" draw:text-style-name="P3" draw:layer="layout" svg:x1="23.471cm" svg:y1="10.922cm" svg:x2="21.947cm" svg:y2="12.192cm" draw:start-shape="id10" draw:start-glue-point="6" draw:end-shape="id11" draw:end-glue-point="4" svg:d="M23471 10922v636h-1524v634" svg:viewBox="0 0 1525 1271">
          <text:p/>
        </draw:connector>
        <draw:connector draw:style-name="gr13" draw:text-style-name="P3" draw:layer="layout" svg:x1="23.471cm" svg:y1="10.922cm" svg:x2="25.494cm" svg:y2="12.03cm" draw:start-shape="id10" draw:start-glue-point="6" draw:end-shape="id12" draw:end-glue-point="4" svg:d="M23471 10922v555h2023v553" svg:viewBox="0 0 2024 1109">
          <text:p/>
        </draw:connector>
        <draw:connector draw:style-name="gr13" draw:text-style-name="P3" draw:layer="layout" svg:x1="15.229cm" svg:y1="11.282cm" svg:x2="13.729cm" svg:y2="12.266cm" draw:start-shape="id13" draw:start-glue-point="6" draw:end-shape="id14" draw:end-glue-point="4" svg:d="M15229 11282v493h-1500v491" svg:viewBox="0 0 1501 985">
          <text:p/>
        </draw:connector>
        <draw:connector draw:style-name="gr13" draw:text-style-name="P3" draw:layer="layout" svg:x1="15.229cm" svg:y1="11.282cm" svg:x2="17.537cm" svg:y2="12.376cm" draw:start-shape="id13" draw:start-glue-point="6" draw:end-shape="id15" draw:end-glue-point="4" svg:d="M15229 11282v548h2308v546" svg:viewBox="0 0 2309 1095">
          <text:p/>
        </draw:connector>
        <draw:custom-shape draw:style-name="gr14" draw:text-style-name="P1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4" xml:id="id16" draw:id="id16" draw:layer="layout" svg:width="3.29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17" draw:id="id17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5" xml:id="id18" draw:id="id18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8.421cm" svg:y1="7.574cm" svg:x2="16.848cm" svg:y2="8.493cm" draw:start-shape="id16" draw:start-glue-point="6" draw:end-shape="id17" draw:end-glue-point="4" svg:d="M18421 7574v460h-1573v459" svg:viewBox="0 0 1574 920">
          <text:p/>
        </draw:connector>
        <draw:connector draw:style-name="gr13" draw:text-style-name="P3" draw:layer="layout" svg:x1="18.421cm" svg:y1="7.574cm" svg:x2="20.158cm" svg:y2="8.428cm" draw:start-shape="id16" draw:start-glue-point="6" draw:end-shape="id18" draw:end-glue-point="4" svg:d="M18421 7574v427h1737v427" svg:viewBox="0 0 1738 855">
          <text:p/>
        </draw:connector>
        <draw:connector draw:style-name="gr13" draw:text-style-name="P3" draw:layer="layout" svg:x1="12.827cm" svg:y1="4.48cm" svg:x2="16.776cm" svg:y2="6.891cm" draw:start-shape="id1" draw:start-glue-point="6" draw:end-shape="id16" draw:end-glue-point="5" svg:d="M12827 4480v2411h3949" svg:viewBox="0 0 3950 2412">
          <text:p/>
        </draw:connector>
        <draw:custom-shape draw:style-name="gr4" draw:text-style-name="P5" xml:id="id19" draw:id="id19" draw:layer="layout" svg:width="2.794cm" svg:height="1.016cm" svg:x="11.769cm" svg:y="8.061cm">
          <text:p text:style-name="P3"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draw:line-skew="1.049cm" svg:x1="12.827cm" svg:y1="4.48cm" svg:x2="13.166cm" svg:y2="8.061cm" draw:start-shape="id1" draw:start-glue-point="6" draw:end-shape="id19" svg:d="M12827 4480v2840h339v741" svg:viewBox="0 0 340 3582">
          <text:p/>
        </draw:connector>
        <draw:connector draw:style-name="gr13" draw:text-style-name="P3" draw:layer="layout" svg:x1="13.166cm" svg:y1="9.077cm" svg:x2="12.065cm" svg:y2="10.16cm" draw:start-shape="id19" draw:start-glue-point="6" draw:end-shape="id20" draw:end-glue-point="4" svg:d="M13166 9077v542h-1101v541" svg:viewBox="0 0 1102 1084">
          <text:p/>
        </draw:connector>
        <draw:connector draw:style-name="gr13" draw:text-style-name="P3" draw:layer="layout" svg:x1="13.166cm" svg:y1="9.077cm" svg:x2="15.229cm" svg:y2="10.266cm" draw:start-shape="id19" draw:start-glue-point="6" draw:end-shape="id13" svg:d="M13166 9077v595h2063v594" svg:viewBox="0 0 2064 1190">
          <text:p/>
        </draw:connector>
        <anim:par presentation:node-type="timing-root">
          <anim:par smil:begin="id2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8" draw:id="id28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8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4-03T16:35:02.861264822</dc:date>
    <meta:editing-duration>PT1H11M13S</meta:editing-duration>
    <meta:editing-cycles>24</meta:editing-cycles>
    <meta:generator>LibreOffice/5.1.6.2$Linux_X86_64 LibreOffice_project/10m0$Build-2</meta:generator>
    <meta:document-statistic meta:object-count="92"/>
  </office:meta>
</office:document-meta>
</file>